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quirement" style:family="table">
      <style:table-properties style:width="17.013cm" fo:margin-left="0cm" table:align="left"/>
    </style:style>
    <style:style style:name="Requirement.A" style:family="table-column">
      <style:table-column-properties style:column-width="2.408cm"/>
    </style:style>
    <style:style style:name="Requirement.B" style:family="table-column">
      <style:table-column-properties style:column-width="6.091cm"/>
    </style:style>
    <style:style style:name="Requirement.C" style:family="table-column">
      <style:table-column-properties style:column-width="4.251cm"/>
    </style:style>
    <style:style style:name="Requirement.D" style:family="table-column">
      <style:table-column-properties style:column-width="4.263cm"/>
    </style:style>
    <style:style style:name="Requirement.A1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6pt" officeooo:rsid="000fae69" officeooo:paragraph-rsid="000fae69" style:font-size-asian="16pt" style:font-size-complex="16pt"/>
    </style:style>
    <style:style style:name="P2" style:family="paragraph" style:parent-style-name="Standard">
      <style:text-properties fo:font-size="16pt" officeooo:rsid="001187ec" officeooo:paragraph-rsid="001187ec" style:font-size-asian="16pt" style:font-size-complex="16pt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text-properties fo:font-size="16pt" officeooo:rsid="000fae69" officeooo:paragraph-rsid="000fae69" style:font-size-asian="16pt" style:font-size-complex="16pt"/>
    </style:style>
    <style:style style:name="T1" style:family="text">
      <style:text-properties officeooo:rsid="001187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oter Game Requirements :</text:p>
      <text:p text:style-name="P1"/>
      <text:p text:style-name="P1"/>
      <table:table table:name="Requirement" table:style-name="Requirement">
        <table:table-column table:style-name="Requirement.A"/>
        <table:table-column table:style-name="Requirement.B"/>
        <table:table-column table:style-name="Requirement.C"/>
        <table:table-column table:style-name="Requirement.D"/>
        <table:table-row>
          <table:table-cell table:style-name="Requirement.A1" office:value-type="string">
            <text:p text:style-name="P4">Req No</text:p>
          </table:table-cell>
          <table:table-cell table:style-name="Requirement.A1" office:value-type="string">
            <text:p text:style-name="P4">Requirement</text:p>
          </table:table-cell>
          <table:table-cell table:style-name="Requirement.A1" office:value-type="string">
            <text:p text:style-name="P4">Priority</text:p>
          </table:table-cell>
          <table:table-cell table:style-name="Requirement.A1" office:value-type="string">
            <text:p text:style-name="P4">Assumptions</text:p>
          </table:table-cell>
        </table:table-row>
        <table:table-row>
          <table:table-cell table:style-name="Requirement.A1" office:value-type="string">
            <text:p text:style-name="P4">1</text:p>
          </table:table-cell>
          <table:table-cell table:style-name="Requirement.A1" office:value-type="string">
            <text:p text:style-name="P4">Create a Game similar to Space Invaders</text:p>
          </table:table-cell>
          <table:table-cell table:style-name="Requirement.A1" office:value-type="string">
            <text:p text:style-name="P4">High </text:p>
          </table:table-cell>
          <table:table-cell table:style-name="Requirement.A1" office:value-type="string">
            <text:p text:style-name="P3"/>
          </table:table-cell>
        </table:table-row>
        <table:table-row>
          <table:table-cell table:style-name="Requirement.A1" office:value-type="string">
            <text:p text:style-name="P4">2</text:p>
          </table:table-cell>
          <table:table-cell table:style-name="Requirement.A1" office:value-type="string">
            <text:p text:style-name="P4">Gather Input from User for movement of spaceship</text:p>
          </table:table-cell>
          <table:table-cell table:style-name="Requirement.A1" office:value-type="string">
            <text:p text:style-name="P4">High</text:p>
          </table:table-cell>
          <table:table-cell table:style-name="Requirement.A1" office:value-type="string">
            <text:p text:style-name="P4">The User is able to access Keyboard and give input from keyboard keys</text:p>
          </table:table-cell>
        </table:table-row>
        <table:table-row>
          <table:table-cell table:style-name="Requirement.A1" office:value-type="string">
            <text:p text:style-name="P4">3</text:p>
          </table:table-cell>
          <table:table-cell table:style-name="Requirement.A1" office:value-type="string">
            <text:p text:style-name="P4">Periodically introduce the enemies in the screen</text:p>
          </table:table-cell>
          <table:table-cell table:style-name="Requirement.A1" office:value-type="string">
            <text:p text:style-name="P4">Medium</text:p>
          </table:table-cell>
          <table:table-cell table:style-name="Requirement.A1" office:value-type="string">
            <text:p text:style-name="P4">Enemies are space invaders </text:p>
          </table:table-cell>
        </table:table-row>
        <table:table-row>
          <table:table-cell table:style-name="Requirement.A1" office:value-type="string">
            <text:p text:style-name="P4">4</text:p>
          </table:table-cell>
          <table:table-cell table:style-name="Requirement.A1" office:value-type="string">
            <text:p text:style-name="P4">Give guns for spaceship to shoot the enemies</text:p>
          </table:table-cell>
          <table:table-cell table:style-name="Requirement.A1" office:value-type="string">
            <text:p text:style-name="P4">Medium</text:p>
          </table:table-cell>
          <table:table-cell table:style-name="Requirement.A1" office:value-type="string">
            <text:p text:style-name="P4">By shooting the enemies, invaders are killed</text:p>
          </table:table-cell>
        </table:table-row>
        <table:table-row>
          <table:table-cell table:style-name="Requirement.A1" office:value-type="string">
            <text:p text:style-name="P4">5</text:p>
          </table:table-cell>
          <table:table-cell table:style-name="Requirement.A1" office:value-type="string">
            <text:p text:style-name="P4">Give additional powerups like missiles, armour</text:p>
          </table:table-cell>
          <table:table-cell table:style-name="Requirement.A1" office:value-type="string">
            <text:p text:style-name="P4">Low</text:p>
          </table:table-cell>
          <table:table-cell table:style-name="Requirement.A1" office:value-type="string">
            <text:p text:style-name="P4">Additional powerups are used rarely</text:p>
          </table:table-cell>
        </table:table-row>
        <table:table-row>
          <table:table-cell table:style-name="Requirement.A1" office:value-type="string">
            <text:p text:style-name="P4">6</text:p>
          </table:table-cell>
          <table:table-cell table:style-name="Requirement.A1" office:value-type="string">
            <text:p text:style-name="P4">Add music to background</text:p>
          </table:table-cell>
          <table:table-cell table:style-name="Requirement.A1" office:value-type="string">
            <text:p text:style-name="P4">Low</text:p>
          </table:table-cell>
          <table:table-cell table:style-name="Requirement.A1" office:value-type="string">
            <text:p text:style-name="P4"/>
          </table:table-cell>
        </table:table-row>
        <table:table-row>
          <table:table-cell table:style-name="Requirement.A1" office:value-type="string">
            <text:p text:style-name="P3"/>
          </table:table-cell>
          <table:table-cell table:style-name="Requirement.A1" office:value-type="string">
            <text:p text:style-name="P3"/>
          </table:table-cell>
          <table:table-cell table:style-name="Requirement.A1" office:value-type="string">
            <text:p text:style-name="P3"/>
          </table:table-cell>
          <table:table-cell table:style-name="Requirement.A1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>Technical Feasibility : </text:p>
      <text:p text:style-name="P1"/>
      <text:p text:style-name="P1">1. Programming Language:</text:p>
      <text:p text:style-name="P1"><text:tab/>Python3 --&gt; Simple , Fast ,Efficient for these use cases</text:p>
      <text:p text:style-name="P1"><text:tab/>C++ --&gt; Simple , Fast , Complicated but scalable , good for training</text:p>
      <text:p text:style-name="P1"/>
      <text:p text:style-name="P1"/>
      <text:p text:style-name="P1">2.Music:</text:p>
      <text:p text:style-name="P1"><text:tab/>Add Music <text:span text:style-name="T1">to the game </text:span></text:p>
      <text:p text:style-name="P1"/>
      <text:p text:style-name="P1"><text:tab/><text:tab/>--&gt; <text:span text:style-name="T1">irrklang --&gt; Simple , cross platform sound engine</text:span></text:p>
      <text:p text:style-name="P2">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19:02.027675379</meta:creation-date>
    <dc:date>2024-07-08T10:31:41.555698757</dc:date>
    <meta:editing-duration>PT2M29S</meta:editing-duration>
    <meta:editing-cycles>1</meta:editing-cycles>
    <meta:document-statistic meta:table-count="1" meta:image-count="0" meta:object-count="0" meta:page-count="1" meta:paragraph-count="35" meta:word-count="139" meta:character-count="781" meta:non-whitespace-character-count="672"/>
    <meta:generator>LibreOffice/7.3.7.2$Linux_X86_64 LibreOffice_project/30$Build-2</meta:generator>
  </office:meta>
</office:document-meta>
</file>